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Pictures/10000201000002C50000009EBCAAF47B52F1F77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3" style:family="table-row">
      <style:table-row-properties style:min-row-height="0.3028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2" style:family="paragraph" style:parent-style-name="CellBody">
      <style:paragraph-properties style:snap-to-layout-grid="false"/>
      <style:text-properties fo:color="#000000" fo:font-style="italic" officeooo:rsid="0018f655" officeooo:paragraph-rsid="0018f655" style:font-style-asian="italic"/>
    </style:style>
    <style:style style:name="P3" style:family="paragraph" style:parent-style-name="Body">
      <style:text-properties officeooo:rsid="0018f655" officeooo:paragraph-rsid="0018f655"/>
    </style:style>
    <style:style style:name="P4" style:family="paragraph" style:parent-style-name="Body">
      <style:text-properties officeooo:rsid="001a3e04" officeooo:paragraph-rsid="00218023"/>
    </style:style>
    <style:style style:name="P5" style:family="paragraph" style:parent-style-name="Body">
      <style:text-properties fo:font-style="normal" style:font-style-asian="normal" style:font-style-complex="normal"/>
    </style:style>
    <style:style style:name="P6" style:family="paragraph" style:parent-style-name="Heading_20_2">
      <style:text-properties fo:font-style="normal" style:font-style-asian="normal" style:font-style-complex="normal"/>
    </style:style>
    <style:style style:name="P7" style:family="paragraph" style:parent-style-name="Body">
      <style:text-properties officeooo:rsid="001c3428" officeooo:paragraph-rsid="00218023"/>
    </style:style>
    <style:style style:name="P8" style:family="paragraph" style:parent-style-name="Heading_20_2">
      <style:text-properties officeooo:rsid="001de92e" officeooo:paragraph-rsid="001de92e"/>
    </style:style>
    <style:style style:name="P9" style:family="paragraph" style:parent-style-name="Body">
      <style:text-properties officeooo:rsid="001de92e" officeooo:paragraph-rsid="001de92e"/>
    </style:style>
    <style:style style:name="P10" style:family="paragraph" style:parent-style-name="Heading_20_2">
      <style:text-properties officeooo:rsid="001ec5fc" officeooo:paragraph-rsid="001ec5fc"/>
    </style:style>
    <style:style style:name="P11" style:family="paragraph" style:parent-style-name="Body">
      <style:text-properties officeooo:rsid="001ec5fc" officeooo:paragraph-rsid="0026cd4b"/>
    </style:style>
    <style:style style:name="P12" style:family="paragraph" style:parent-style-name="Body" style:list-style-name="L1">
      <style:text-properties officeooo:rsid="0024ffc7" officeooo:paragraph-rsid="0024ffc7"/>
    </style:style>
    <style:style style:name="P13" style:family="paragraph" style:parent-style-name="Body" style:list-style-name="L1"/>
    <style:style style:name="P14" style:family="paragraph" style:parent-style-name="Heading_20_3" style:list-style-name="L1"/>
    <style:style style:name="P15" style:family="paragraph" style:parent-style-name="Standard" style:list-style-name="L1"/>
    <style:style style:name="P16" style:family="paragraph" style:parent-style-name="CellBody">
      <style:paragraph-properties fo:keep-with-next="always" style:snap-to-layout-grid="false"/>
      <style:text-properties officeooo:rsid="0024ffc7" officeooo:paragraph-rsid="0024ffc7"/>
    </style:style>
    <style:style style:name="P17" style:family="paragraph" style:parent-style-name="CellBody">
      <style:paragraph-properties fo:keep-with-next="always" style:snap-to-layout-grid="false"/>
    </style:style>
    <style:style style:name="P18" style:family="paragraph" style:parent-style-name="CellBody">
      <style:text-properties officeooo:rsid="0024ffc7" officeooo:paragraph-rsid="0024ffc7"/>
    </style:style>
    <style:style style:name="P19" style:family="paragraph" style:parent-style-name="Standard">
      <style:paragraph-properties fo:margin-top="0.111in" fo:margin-bottom="0in" loext:contextual-spacing="false"/>
    </style:style>
    <style:style style:name="P20"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21" style:family="paragraph" style:parent-style-name="Abstract">
      <style:text-properties fo:font-size="16pt" fo:font-weight="bold" style:font-size-asian="16pt" style:font-weight-asian="bold"/>
    </style:style>
    <style:style style:name="P22" style:family="paragraph" style:parent-style-name="CellBody">
      <style:paragraph-properties style:snap-to-layout-grid="false"/>
      <style:text-properties fo:color="#000000" fo:font-style="italic" officeooo:rsid="0018f655" officeooo:paragraph-rsid="0018f655" style:font-style-asian="italic"/>
    </style:style>
    <style:style style:name="P23" style:family="paragraph" style:parent-style-name="CellBody">
      <style:paragraph-properties style:snap-to-layout-grid="false"/>
      <style:text-properties fo:color="#000000" fo:font-style="italic" style:font-style-asian="italic"/>
    </style:style>
    <style:style style:name="P24" style:family="paragraph" style:parent-style-name="CellBody">
      <style:paragraph-properties style:snap-to-layout-grid="false"/>
      <style:text-properties fo:color="#000000" fo:font-style="italic" officeooo:rsid="00394af5" officeooo:paragraph-rsid="00394af5" style:font-style-asian="italic"/>
    </style:style>
    <style:style style:name="P25" style:family="paragraph" style:parent-style-name="CellBody">
      <style:text-properties officeooo:rsid="0024ffc7" officeooo:paragraph-rsid="0024ffc7"/>
    </style:style>
    <style:style style:name="P26" style:family="paragraph" style:parent-style-name="CellBody">
      <style:paragraph-properties style:snap-to-layout-grid="false"/>
    </style:style>
    <style:style style:name="P27" style:family="paragraph" style:parent-style-name="CellBody">
      <style:paragraph-properties style:snap-to-layout-grid="false"/>
      <style:text-properties officeooo:rsid="00394af5" officeooo:paragraph-rsid="00394af5"/>
    </style:style>
    <style:style style:name="P28" style:family="paragraph" style:parent-style-name="Body">
      <style:text-properties officeooo:rsid="0018f655" officeooo:paragraph-rsid="0018f655"/>
    </style:style>
    <style:style style:name="P29" style:family="paragraph" style:parent-style-name="Body">
      <style:text-properties officeooo:rsid="001a3e04" officeooo:paragraph-rsid="00218023"/>
    </style:style>
    <style:style style:name="P30" style:family="paragraph" style:parent-style-name="Body">
      <style:text-properties fo:font-style="normal" style:font-style-asian="normal" style:font-style-complex="normal"/>
    </style:style>
    <style:style style:name="P31" style:family="paragraph" style:parent-style-name="Body">
      <style:text-properties fo:font-style="normal" officeooo:rsid="001a3e04" officeooo:paragraph-rsid="00218023" style:font-style-asian="normal" style:font-style-complex="normal"/>
    </style:style>
    <style:style style:name="P32" style:family="paragraph" style:parent-style-name="Body">
      <style:text-properties officeooo:rsid="001c3428" officeooo:paragraph-rsid="00218023"/>
    </style:style>
    <style:style style:name="P33" style:family="paragraph" style:parent-style-name="Body">
      <style:text-properties officeooo:rsid="001de92e" officeooo:paragraph-rsid="001de92e"/>
    </style:style>
    <style:style style:name="P34" style:family="paragraph" style:parent-style-name="Body">
      <style:text-properties officeooo:rsid="001ec5fc" officeooo:paragraph-rsid="0026cd4b"/>
    </style:style>
    <style:style style:name="P35" style:family="paragraph" style:parent-style-name="Body">
      <style:text-properties officeooo:rsid="001ec5fc" officeooo:paragraph-rsid="00394af5"/>
    </style:style>
    <style:style style:name="P36" style:family="paragraph" style:parent-style-name="Body">
      <style:text-properties officeooo:rsid="00218023" officeooo:paragraph-rsid="00218023"/>
    </style:style>
    <style:style style:name="P37" style:family="paragraph" style:parent-style-name="Body">
      <style:text-properties fo:language="en" fo:country="GB"/>
    </style:style>
    <style:style style:name="P38" style:family="paragraph" style:parent-style-name="Body">
      <style:text-properties officeooo:rsid="001d0dd6" officeooo:paragraph-rsid="00218023"/>
    </style:style>
    <style:style style:name="P39" style:family="paragraph" style:parent-style-name="Body">
      <style:text-properties officeooo:rsid="0021b48b" officeooo:paragraph-rsid="0021b48b"/>
    </style:style>
    <style:style style:name="P40" style:family="paragraph" style:parent-style-name="Body">
      <style:text-properties officeooo:rsid="00232be5" officeooo:paragraph-rsid="00232be5"/>
    </style:style>
    <style:style style:name="P41" style:family="paragraph" style:parent-style-name="Body">
      <style:text-properties fo:color="#ed1c24" officeooo:rsid="001de92e" officeooo:paragraph-rsid="001de92e"/>
    </style:style>
    <style:style style:name="P42" style:family="paragraph" style:parent-style-name="Body">
      <style:text-properties officeooo:rsid="003b4244" officeooo:paragraph-rsid="003b4244"/>
    </style:style>
    <style:style style:name="P43" style:family="paragraph" style:parent-style-name="Body">
      <style:text-properties officeooo:rsid="0041c5b7" officeooo:paragraph-rsid="0041c5b7"/>
    </style:style>
    <style:style style:name="P44" style:family="paragraph" style:parent-style-name="CellBody">
      <style:paragraph-properties fo:keep-with-next="always" style:snap-to-layout-grid="false"/>
      <style:text-properties officeooo:rsid="0024ffc7" officeooo:paragraph-rsid="0024ffc7"/>
    </style:style>
    <style:style style:name="P45" style:family="paragraph" style:parent-style-name="CellBody">
      <style:paragraph-properties fo:keep-with-next="always" style:snap-to-layout-grid="false"/>
    </style:style>
    <style:style style:name="P46" style:family="paragraph" style:parent-style-name="CellHeading">
      <style:paragraph-properties fo:text-align="center" style:justify-single-word="false" fo:keep-with-next="always" style:snap-to-layout-grid="false"/>
      <style:text-properties fo:language="fr" fo:country="FR"/>
    </style:style>
    <style:style style:name="P47" style:family="paragraph" style:parent-style-name="Standard">
      <style:text-properties fo:color="#ff0000" fo:font-style="italic" fo:font-weight="bold" style:font-style-asian="italic" style:font-weight-asian="bold"/>
    </style:style>
    <style:style style:name="P4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1" style:family="paragraph" style:parent-style-name="Definition_20_Term" style:list-style-name="WW8Num3"/>
    <style:style style:name="P52" style:family="paragraph" style:parent-style-name="CellBody">
      <style:paragraph-properties style:snap-to-layout-grid="false"/>
      <style:text-properties fo:color="#000000" fo:font-style="italic" officeooo:rsid="00394af5" officeooo:paragraph-rsid="00394af5" style:font-style-asian="italic"/>
    </style:style>
    <style:style style:name="P53" style:family="paragraph" style:parent-style-name="CellBody">
      <style:paragraph-properties style:snap-to-layout-grid="false"/>
      <style:text-properties fo:color="#000000" fo:font-style="italic" officeooo:rsid="0052a348" officeooo:paragraph-rsid="0052a348" style:font-style-asian="italic"/>
    </style:style>
    <style:style style:name="P54" style:family="paragraph" style:parent-style-name="CellBody">
      <style:paragraph-properties style:snap-to-layout-grid="false"/>
      <style:text-properties fo:color="#000000" fo:font-style="italic" officeooo:rsid="0018f655" officeooo:paragraph-rsid="0052a348" style:font-style-asian="italic"/>
    </style:style>
    <style:style style:name="P55" style:family="paragraph" style:parent-style-name="CellBody">
      <style:paragraph-properties style:snap-to-layout-grid="false"/>
      <style:text-properties officeooo:rsid="0052a348" officeooo:paragraph-rsid="0052a348"/>
    </style:style>
    <style:style style:name="P56" style:family="paragraph" style:parent-style-name="Document_20_Title" style:master-page-name="First_20_Page">
      <style:paragraph-properties style:page-number="auto"/>
      <style:text-properties fo:font-size="10pt" fo:font-style="italic" style:font-size-asian="10pt" style:font-style-asian="italic"/>
    </style:style>
    <style:style style:name="P57" style:family="paragraph" style:parent-style-name="Body" style:list-style-name="L1"/>
    <style:style style:name="P58" style:family="paragraph" style:parent-style-name="Body" style:list-style-name="L1">
      <style:text-properties officeooo:rsid="0024ffc7" officeooo:paragraph-rsid="0024ffc7"/>
    </style:style>
    <style:style style:name="P59" style:family="paragraph" style:parent-style-name="Body" style:list-style-name="L1">
      <style:text-properties officeooo:rsid="0024ffc7" officeooo:paragraph-rsid="004c67f0"/>
    </style:style>
    <style:style style:name="P60" style:family="paragraph" style:parent-style-name="Body" style:list-style-name="L1">
      <style:text-properties officeooo:rsid="0037ca53" officeooo:paragraph-rsid="0037ca53"/>
    </style:style>
    <style:style style:name="P61" style:family="paragraph" style:parent-style-name="Body" style:list-style-name="L1">
      <style:text-properties officeooo:rsid="00329a23" officeooo:paragraph-rsid="003832e3"/>
    </style:style>
    <style:style style:name="P62" style:family="paragraph" style:parent-style-name="Body" style:list-style-name="L1">
      <style:text-properties officeooo:rsid="004a9934" officeooo:paragraph-rsid="004a9934"/>
    </style:style>
    <style:style style:name="P63" style:family="paragraph" style:parent-style-name="Body" style:list-style-name="L1">
      <style:text-properties officeooo:rsid="003832e3" officeooo:paragraph-rsid="003832e3"/>
    </style:style>
    <style:style style:name="P64" style:family="paragraph" style:parent-style-name="Body" style:list-style-name="L1">
      <style:text-properties officeooo:rsid="0030ca6e" officeooo:paragraph-rsid="0030ca6e"/>
    </style:style>
    <style:style style:name="P65" style:family="paragraph" style:parent-style-name="Body" style:list-style-name="L1">
      <style:text-properties fo:color="#000000" officeooo:rsid="00519872" officeooo:paragraph-rsid="00519872"/>
    </style:style>
    <style:style style:name="P66" style:family="paragraph" style:parent-style-name="Standard" style:list-style-name="L1"/>
    <style:style style:name="P67" style:family="paragraph" style:parent-style-name="Heading_20_1">
      <style:paragraph-properties fo:break-before="page"/>
      <style:text-properties fo:language="fr" fo:country="FR"/>
    </style:style>
    <style:style style:name="P68" style:family="paragraph" style:parent-style-name="Heading_20_3" style:list-style-name="L1"/>
    <style:style style:name="P69" style:family="paragraph" style:parent-style-name="Heading_20_3">
      <style:text-properties officeooo:rsid="001de92e" officeooo:paragraph-rsid="001de92e"/>
    </style:style>
    <style:style style:name="P70" style:family="paragraph" style:parent-style-name="Heading_20_3">
      <style:text-properties officeooo:rsid="003832e3" officeooo:paragraph-rsid="003832e3"/>
    </style:style>
    <style:style style:name="P71" style:family="paragraph" style:parent-style-name="Heading_20_2">
      <style:text-properties fo:font-style="normal" style:font-style-asian="normal" style:font-style-complex="normal"/>
    </style:style>
    <style:style style:name="P72" style:family="paragraph" style:parent-style-name="Heading_20_2">
      <style:text-properties officeooo:rsid="001de92e" officeooo:paragraph-rsid="001de92e"/>
    </style:style>
    <style:style style:name="P73" style:family="paragraph" style:parent-style-name="Heading_20_2">
      <style:text-properties officeooo:rsid="001ec5fc" officeooo:paragraph-rsid="001ec5fc"/>
    </style:style>
    <style:style style:name="P74" style:family="paragraph" style:parent-style-name="Heading_20_2">
      <style:text-properties fo:language="fr" fo:country="FR"/>
    </style:style>
    <style:style style:name="P75" style:family="paragraph" style:parent-style-name="Heading_20_2">
      <style:text-properties officeooo:rsid="003b4244" officeooo:paragraph-rsid="003b4244"/>
    </style:style>
    <style:style style:name="P76" style:family="paragraph" style:parent-style-name="Heading_20_2">
      <style:text-properties officeooo:rsid="0040be6f" officeooo:paragraph-rsid="0040be6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style style:name="T4" style:family="text">
      <style:text-properties fo:color="#000000"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3428" style:font-style-asian="normal" style:font-style-complex="normal"/>
    </style:style>
    <style:style style:name="T8" style:family="text">
      <style:text-properties fo:font-style="normal" officeooo:rsid="001d0dd6" style:font-style-asian="normal" style:font-style-complex="normal"/>
    </style:style>
    <style:style style:name="T9" style:family="text">
      <style:text-properties fo:font-style="normal" officeooo:rsid="00218023" style:font-style-asian="normal" style:font-style-complex="normal"/>
    </style:style>
    <style:style style:name="T10" style:family="text">
      <style:text-properties fo:font-style="normal" officeooo:rsid="0021b48b" style:font-style-asian="normal" style:font-style-complex="normal"/>
    </style:style>
    <style:style style:name="T11" style:family="text">
      <style:text-properties fo:font-style="normal" officeooo:rsid="00232be5" style:font-style-asian="normal" style:font-style-complex="normal"/>
    </style:style>
    <style:style style:name="T12" style:family="text">
      <style:text-properties fo:font-style="normal" officeooo:rsid="0028ae53" style:font-style-asian="normal" style:font-style-complex="normal"/>
    </style:style>
    <style:style style:name="T13" style:family="text">
      <style:text-properties fo:font-style="normal" officeooo:rsid="002bcb9a" style:font-style-asian="normal" style:font-style-complex="normal"/>
    </style:style>
    <style:style style:name="T14" style:family="text">
      <style:text-properties fo:font-style="normal" officeooo:rsid="00470ee7" style:font-style-asian="normal" style:font-style-complex="normal"/>
    </style:style>
    <style:style style:name="T15" style:family="text">
      <style:text-properties fo:color="#000000" style:text-underline-style="solid" style:text-underline-width="auto" style:text-underline-color="font-color"/>
    </style:style>
    <style:style style:name="T1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7" style:family="text">
      <style:text-properties officeooo:rsid="001a3e04"/>
    </style:style>
    <style:style style:name="T18" style:family="text">
      <style:text-properties fo:font-size="14pt" fo:font-weight="normal" style:font-size-asian="14pt" style:font-weight-asian="normal"/>
    </style:style>
    <style:style style:name="T19" style:family="text">
      <style:text-properties style:font-name="Courier New"/>
    </style:style>
    <style:style style:name="T20" style:family="text">
      <style:text-properties officeooo:rsid="0026cd4b"/>
    </style:style>
    <style:style style:name="T21" style:family="text">
      <style:text-properties officeooo:rsid="0028ae53"/>
    </style:style>
    <style:style style:name="T22" style:family="text">
      <style:text-properties officeooo:rsid="0035110a"/>
    </style:style>
    <style:style style:name="T23" style:family="text">
      <style:text-properties officeooo:rsid="003771a4"/>
    </style:style>
    <style:style style:name="T24" style:family="text">
      <style:text-properties officeooo:rsid="003832e3"/>
    </style:style>
    <style:style style:name="T25" style:family="text">
      <style:text-properties fo:color="#ed1c24"/>
    </style:style>
    <style:style style:name="T26" style:family="text">
      <style:text-properties fo:color="#ed1c24" officeooo:rsid="003832e3"/>
    </style:style>
    <style:style style:name="T27" style:family="text">
      <style:text-properties fo:color="#ed1c24" officeooo:rsid="0051d227"/>
    </style:style>
    <style:style style:name="T28" style:family="text">
      <style:text-properties fo:color="#ed1c24" officeooo:rsid="0052a348"/>
    </style:style>
    <style:style style:name="T29" style:family="text">
      <style:text-properties officeooo:rsid="00394af5"/>
    </style:style>
    <style:style style:name="T30" style:family="text">
      <style:text-properties officeooo:rsid="0041c5b7"/>
    </style:style>
    <style:style style:name="T31" style:family="text">
      <style:text-properties officeooo:rsid="00449e30"/>
    </style:style>
    <style:style style:name="T32" style:family="text">
      <style:text-properties officeooo:rsid="0045b363"/>
    </style:style>
    <style:style style:name="T33" style:family="text">
      <style:text-properties officeooo:rsid="004a9934"/>
    </style:style>
    <style:style style:name="T34" style:family="text">
      <style:text-properties officeooo:rsid="004c67f0"/>
    </style:style>
    <style:style style:name="T35" style:family="text">
      <style:text-properties officeooo:rsid="004e4f4e"/>
    </style:style>
    <style:style style:name="T36" style:family="text">
      <style:text-properties officeooo:rsid="0050fdff"/>
    </style:style>
    <style:style style:name="T37" style:family="text">
      <style:text-properties officeooo:rsid="0052a348"/>
    </style:style>
    <style:style style:name="T38" style:family="text">
      <style:text-properties officeooo:rsid="0051d22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95984928" text:id="ct195984928">
          <text:deletion>
            <office:change-info>
              <dc:creator>Unknown Author</dc:creator>
              <dc:date>2018-08-25T17:50:13</dc:date>
            </office:change-info>
            <text:p text:style-name="P1">OSGi Configuration Admin is a slightly pedantic but highly effective flexible standardized model to configure applications. This RFP seeks a solution to carry configuration information in a bundle.</text:p>
          </text:deletion>
        </text:changed-region>
        <text:changed-region xml:id="ct195986848" text:id="ct195986848">
          <text:insertion>
            <office:change-info>
              <dc:creator>Unknown Author</dc:creator>
              <dc:date>2018-08-25T17:51:40</dc:date>
            </office:change-info>
          </text:insertion>
        </text:changed-region>
        <text:changed-region xml:id="ct195985528" text:id="ct195985528">
          <text:insertion>
            <office:change-info>
              <dc:creator>Unknown Author</dc:creator>
              <dc:date>2018-08-25T17:52:09</dc:date>
            </office:change-info>
          </text:insertion>
        </text:changed-region>
        <text:changed-region xml:id="ct195983968" text:id="ct195983968">
          <text:insertion>
            <office:change-info>
              <dc:creator>Unknown Author</dc:creator>
              <dc:date>2018-08-25T17:53:05</dc:date>
            </office:change-info>
          </text:insertion>
        </text:changed-region>
        <text:changed-region xml:id="ct195985768" text:id="ct195985768">
          <text:deletion>
            <office:change-info>
              <dc:creator>Unknown Author</dc:creator>
              <dc:date>2018-08-25T17:55:06</dc:date>
            </office:change-info>
            <text:p text:style-name="P2">11/28/14</text:p>
          </text:deletion>
        </text:changed-region>
        <text:changed-region xml:id="ct195985048" text:id="ct195985048">
          <text:insertion>
            <office:change-info>
              <dc:creator>Unknown Author</dc:creator>
              <dc:date>2018-08-25T17:55:06</dc:date>
            </office:change-info>
          </text:insertion>
        </text:changed-region>
        <text:changed-region xml:id="ct195983128" text:id="ct195983128">
          <text:deletion>
            <office:change-info>
              <dc:creator>Unknown Author</dc:creator>
              <dc:date>2018-08-25T17:54:35</dc:date>
            </office:change-info>
            <text:p text:style-name="P2">Peter.Kriens@aQute.biz</text:p>
          </text:deletion>
        </text:changed-region>
        <text:changed-region xml:id="ct195983728" text:id="ct195983728">
          <text:insertion>
            <office:change-info>
              <dc:creator>Unknown Author</dc:creator>
              <dc:date>2018-08-25T17:54:35</dc:date>
            </office:change-info>
          </text:insertion>
        </text:changed-region>
        <text:changed-region xml:id="ct195989008" text:id="ct195989008">
          <text:deletion>
            <office:change-info>
              <dc:creator>Unknown Author</dc:creator>
              <dc:date>2018-08-25T17:56:32</dc:date>
            </office:change-info>
            <text:p text:style-name="P3">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3">This RFP discusses the Configurer, an extender that allows the storage of configuration data in a bundle.</text:p>
          </text:deletion>
        </text:changed-region>
        <text:changed-region xml:id="ct195990328" text:id="ct195990328">
          <text:insertion>
            <office:change-info>
              <dc:creator>Unknown Author</dc:creator>
              <dc:date>2018-08-25T17:56:32</dc:date>
            </office:change-info>
          </text:insertion>
        </text:changed-region>
        <text:changed-region xml:id="ct195989848" text:id="ct195989848">
          <text:insertion>
            <office:change-info>
              <dc:creator>Unknown Author</dc:creator>
              <dc:date>2018-08-25T17:57:00</dc:date>
            </office:change-info>
          </text:insertion>
        </text:changed-region>
        <text:changed-region xml:id="ct195989248" text:id="ct195989248">
          <text:insertion>
            <office:change-info>
              <dc:creator>Unknown Author</dc:creator>
              <dc:date>2018-08-25T17:57:00</dc:date>
            </office:change-info>
          </text:insertion>
        </text:changed-region>
        <text:changed-region xml:id="ct195990448" text:id="ct195990448">
          <text:insertion>
            <office:change-info>
              <dc:creator>Unknown Author</dc:creator>
              <dc:date>2018-08-25T17:58:02</dc:date>
            </office:change-info>
          </text:insertion>
        </text:changed-region>
        <text:changed-region xml:id="ct195990208" text:id="ct195990208">
          <text:insertion>
            <office:change-info>
              <dc:creator>Unknown Author</dc:creator>
              <dc:date>2018-08-25T18:00:07</dc:date>
            </office:change-info>
          </text:insertion>
        </text:changed-region>
        <text:changed-region xml:id="ct195989368" text:id="ct195989368">
          <text:insertion>
            <office:change-info>
              <dc:creator>Unknown Author</dc:creator>
              <dc:date>2018-08-25T18:01:27</dc:date>
            </office:change-info>
          </text:insertion>
        </text:changed-region>
        <text:changed-region xml:id="ct195990088" text:id="ct195990088">
          <text:insertion>
            <office:change-info>
              <dc:creator>Unknown Author</dc:creator>
              <dc:date>2018-08-25T18:02:00</dc:date>
            </office:change-info>
          </text:insertion>
        </text:changed-region>
        <text:changed-region xml:id="ct195987808" text:id="ct195987808">
          <text:insertion>
            <office:change-info>
              <dc:creator>Unknown Author</dc:creator>
              <dc:date>2018-08-25T18:03:02</dc:date>
            </office:change-info>
          </text:insertion>
        </text:changed-region>
        <text:changed-region xml:id="ct195987928" text:id="ct195987928">
          <text:deletion>
            <office:change-info>
              <dc:creator>Unknown Author</dc:creator>
              <dc:date>2018-08-25T18:04:07</dc:date>
            </office:change-info>
            <text:p text:style-name="P4">OSGi provides a standardized model to provide bundles with <text:span text:style-name="T1">confgurations</text:span>. This is specified <text:span text:style-name="T2">in the Configuration Admin specification. In this specification, A configuration is identified by a persistent identity (</text:span><text:span text:style-name="T1">PID)</text:span><text:span text:style-name="T2">. A PID is a unique token, recommended to be conforming to the symbolic name syntax. A configuration consists of a set of </text:span><text:span text:style-name="T1">properties</text:span><text:span text:style-name="T2">, where a property consists of a string </text:span><text:span text:style-name="T1">key</text:span><text:span text:style-name="T2"> and a corresponding </text:span><text:span text:style-name="T1">value</text:span><text:span text:style-name="T2">. The type of the value is limited to the primitive types and their wrappers, Strings, or Java Arrays/List/Vector of these. </text:span></text:p>
            <text:p text:style-name="P5">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2">Configurations can be grouped with a factory PID. Configurations with a factory PID are called </text:span><text:span text:style-name="T1">factory</text:span><text:span text:style-name="T2"> configurations and without it they are called </text:span><text:span text:style-name="T1">singleton</text:span><text:span text:style-name="T2"> configurations.</text:span></text:p>
            <text:p text:style-name="Body"><text:span text:style-name="T2">The original specification specified that the configurations were sent to a Managed Service for the singletons and Managed Service Factory services for the factory instances. However, over time </text:span><text:span text:style-name="T1">component models</text:span><text:span text:style-name="T2"> became popular and a component can rely on configuration. For example, Declarative Services is tightly integrated with Configuration Admin. For these heavy users of configurations a </text:span><text:span text:style-name="T1">Configuration Listener</text:span><text:span text:style-name="T2"> whiteboard service was added. Configuration update, delete, and bundle location change events are forwarded to this whiteboard service on a background thread. </text:span></text:p>
            <text:h text:style-name="P6" text:outline-level="2">Coordination</text:h>
            <text:p text:style-name="Body"><text:span text:style-name="T2">In OSGi, the </text:span><text:span text:style-name="T1">management agent</text:span><text:span text:style-name="T2">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6" text:outline-level="2">Logical PIDs</text:h>
            <text:p text:style-name="Body"><text:span text:style-name="T2">One popular management agent from the early days was </text:span><text:span text:style-name="T1">File Install </text:span><text:span text:style-name="T1"><text:bookmark-ref text:reference-format="number" text:ref-name="__RefNumPara__2980_1208708432">Error: Reference source not found</text:bookmark-ref></text:span><text:span text:style-name="T2">.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1">logical (instance) PID</text:span><text:span text:style-name="T2">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6" text:outline-level="2">Delivery</text:h>
            <text:p text:style-name="Body"><text:span text:style-name="T2">The Deployment Admin specification developed for OSGi Mobile provided the means to carry configuration information inside a JAR via the means of </text:span><text:span text:style-name="T1">resource processors</text:span><text:span text:style-name="T2">. The Auto Configuration specification defined how an Autoconf resource processor could get an XML file from a Deployment Package. Since the Deployment 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6" text:outline-level="2">OSGi Application Model</text:h>
            <text:p text:style-name="Body"><text:span text:style-name="T2">The Require-Capability model was designed to create applications from one or more </text:span><text:span text:style-name="T1">initial requirements</text:span><text:span text:style-name="T2">, generally identity requirements, to so called </text:span><text:span text:style-name="T1">root bundles</text:span><text:span text:style-name="T2">. From these initial requirements a </text:span><text:span text:style-name="T1">resolver</text:span><text:span text:style-name="T2">, generally with some human help, can then create a </text:span><text:span text:style-name="T1">deployable artifact</text:span><text:span text:style-name="T2">. For example an executable JAR which includes all dependencies including configuration, a subsystem specification, an Eclipse or subsystem features, etc.</text:span></text:p>
            <text:h text:style-name="P6" text:outline-level="2">OSGi enRoute Configurer</text:h>
            <text:p text:style-name="Body"><text:span text:style-name="T2">The enRoute project defined a </text:span><text:span text:style-name="T1">Configurer extender </text:span><text:span text:style-name="T1"><text:bookmark-ref text:reference-format="number" text:ref-name="__RefNumPara__3062_1208708432">Error: Reference source not found</text:bookmark-ref></text:span><text:span text:style-name="T2">. Bundles can store configuration data in a “magic” resource at </text:span><text:span text:style-name="Example"><text:span text:style-name="T2">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1" draw:name="graphics3" text:anchor-type="paragraph" svg:width="5.4957in" svg:height="1.2252in" draw:z-index="0"><draw:image xlink:href="Pictures/10000201000002C50000009EBCAAF47B52F1F777.png" xlink:type="simple" xlink:show="embed" xlink:actuate="onLoad" loext:mime-type="image/png"/></draw:frame></text:p>
            <text:p text:style-name="Body">Before the JSON file is interpreted, the Configurer will first run it through a macro pre-processor, this is the bndlib <text:bookmark-ref text:reference-format="number" text:ref-name="__RefNumPara__3106_1208708432">Error: Reference source not found</text:bookmark-ref><text:s/>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4">Additionally, the Configurer also read a standard system property and interpreted the content as a JSON configuration file.</text:p>
          </text:deletion>
        </text:changed-region>
        <text:changed-region xml:id="ct195987568" text:id="ct195987568">
          <text:insertion>
            <office:change-info>
              <dc:creator>Unknown Author</dc:creator>
              <dc:date>2018-08-26T20:28:43</dc:date>
            </office:change-info>
          </text:insertion>
        </text:changed-region>
        <text:changed-region xml:id="ct195988048" text:id="ct195988048">
          <text:insertion>
            <office:change-info>
              <dc:creator>Unknown Author</dc:creator>
              <dc:date>2018-08-26T20:29:00</dc:date>
            </office:change-info>
          </text:insertion>
        </text:changed-region>
        <text:changed-region xml:id="ct195987088" text:id="ct195987088">
          <text:insertion>
            <office:change-info>
              <dc:creator>Unknown Author</dc:creator>
              <dc:date>2018-08-26T20:30:12</dc:date>
            </office:change-info>
          </text:insertion>
        </text:changed-region>
        <text:changed-region xml:id="ct195988168" text:id="ct195988168">
          <text:insertion>
            <office:change-info>
              <dc:creator>Unknown Author</dc:creator>
              <dc:date>2018-08-26T20:31:00</dc:date>
            </office:change-info>
          </text:insertion>
        </text:changed-region>
        <text:changed-region xml:id="ct195992248" text:id="ct195992248">
          <text:insertion>
            <office:change-info>
              <dc:creator>Unknown Author</dc:creator>
              <dc:date>2018-08-25T18:36:43</dc:date>
            </office:change-info>
          </text:insertion>
        </text:changed-region>
        <text:changed-region xml:id="ct195962128" text:id="ct195962128">
          <text:insertion>
            <office:change-info>
              <dc:creator>Unknown Author</dc:creator>
              <dc:date>2018-08-25T18:37:09</dc:date>
            </office:change-info>
          </text:insertion>
        </text:changed-region>
        <text:changed-region xml:id="ct195963568" text:id="ct195963568">
          <text:insertion>
            <office:change-info>
              <dc:creator>Unknown Author</dc:creator>
              <dc:date>2018-08-25T18:38:16</dc:date>
            </office:change-info>
          </text:insertion>
        </text:changed-region>
        <text:changed-region xml:id="ct195961288" text:id="ct195961288">
          <text:insertion>
            <office:change-info>
              <dc:creator>Unknown Author</dc:creator>
              <dc:date>2018-08-25T18:39:27</dc:date>
            </office:change-info>
          </text:insertion>
        </text:changed-region>
        <text:changed-region xml:id="ct195960328" text:id="ct195960328">
          <text:insertion>
            <office:change-info>
              <dc:creator>Unknown Author</dc:creator>
              <dc:date>2018-08-25T18:40:02</dc:date>
            </office:change-info>
          </text:insertion>
        </text:changed-region>
        <text:changed-region xml:id="ct195960808" text:id="ct195960808">
          <text:insertion>
            <office:change-info>
              <dc:creator>Unknown Author</dc:creator>
              <dc:date>2018-09-19T16:49:46</dc:date>
            </office:change-info>
          </text:insertion>
        </text:changed-region>
        <text:changed-region xml:id="ct195962488" text:id="ct195962488">
          <text:insertion>
            <office:change-info>
              <dc:creator>Unknown Author</dc:creator>
              <dc:date>2018-08-25T18:41:00</dc:date>
            </office:change-info>
          </text:insertion>
        </text:changed-region>
        <text:changed-region xml:id="ct195988288" text:id="ct195988288">
          <text:insertion>
            <office:change-info>
              <dc:creator>Unknown Author</dc:creator>
              <dc:date>2018-08-26T20:37:32</dc:date>
            </office:change-info>
          </text:insertion>
        </text:changed-region>
        <text:changed-region xml:id="ct195986968" text:id="ct195986968">
          <text:insertion>
            <office:change-info>
              <dc:creator>Unknown Author</dc:creator>
              <dc:date>2018-08-26T20:33:19</dc:date>
            </office:change-info>
          </text:insertion>
        </text:changed-region>
        <text:changed-region xml:id="ct195991168" text:id="ct195991168">
          <text:insertion>
            <office:change-info>
              <dc:creator>Unknown Author</dc:creator>
              <dc:date>2018-08-26T20:28:20</dc:date>
            </office:change-info>
          </text:insertion>
        </text:changed-region>
        <text:changed-region xml:id="ct195990808" text:id="ct195990808">
          <text:insertion>
            <office:change-info>
              <dc:creator>Unknown Author</dc:creator>
              <dc:date>2018-08-26T20:28:20</dc:date>
            </office:change-info>
          </text:insertion>
        </text:changed-region>
        <text:changed-region xml:id="ct195991408" text:id="ct195991408">
          <text:deletion>
            <office:change-info>
              <dc:creator>Unknown Author</dc:creator>
              <dc:date>2018-08-25T18:24:49</dc:date>
            </office:change-info>
            <text:p text:style-name="P7">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p text:style-name="P7">Therefore, this RFP seeks a solution where an application can provide singleton and factory configurations, with simple or BLOB data, via a bundle and its fragments.</text:p>
          </text:deletion>
        </text:changed-region>
        <text:changed-region xml:id="ct195991528" text:id="ct195991528">
          <text:insertion>
            <office:change-info>
              <dc:creator>Unknown Author</dc:creator>
              <dc:date>2018-08-26T20:28:20</dc:date>
            </office:change-info>
          </text:insertion>
        </text:changed-region>
        <text:changed-region xml:id="ct195991648" text:id="ct195991648">
          <text:insertion>
            <office:change-info>
              <dc:creator>Unknown Author</dc:creator>
              <dc:date>2018-08-26T20:44:49</dc:date>
            </office:change-info>
          </text:insertion>
        </text:changed-region>
        <text:changed-region xml:id="ct195991768" text:id="ct195991768">
          <text:insertion>
            <office:change-info>
              <dc:creator>Unknown Author</dc:creator>
              <dc:date>2018-09-12T08:35:19</dc:date>
            </office:change-info>
          </text:insertion>
        </text:changed-region>
        <text:changed-region xml:id="ct195992368" text:id="ct195992368">
          <text:insertion>
            <office:change-info>
              <dc:creator>Unknown Author</dc:creator>
              <dc:date>2018-08-26T20:45:02</dc:date>
            </office:change-info>
          </text:insertion>
        </text:changed-region>
        <text:changed-region xml:id="ct195961648" text:id="ct195961648">
          <text:insertion>
            <office:change-info>
              <dc:creator>Unknown Author</dc:creator>
              <dc:date>2018-08-26T20:46:07</dc:date>
            </office:change-info>
          </text:insertion>
        </text:changed-region>
        <text:changed-region xml:id="ct195961048" text:id="ct195961048">
          <text:insertion>
            <office:change-info>
              <dc:creator>Unknown Author</dc:creator>
              <dc:date>2018-08-26T20:47:11</dc:date>
            </office:change-info>
          </text:insertion>
        </text:changed-region>
        <text:changed-region xml:id="ct195962008" text:id="ct195962008">
          <text:deletion>
            <office:change-info>
              <dc:creator>Unknown Author</dc:creator>
              <dc:date>2018-08-25T18:42:20</dc:date>
            </office:change-info>
            <text:h text:style-name="P8" text:outline-level="2">OSGi enRoute Model</text:h>
          </text:deletion>
        </text:changed-region>
        <text:changed-region xml:id="ct195963688" text:id="ct195963688">
          <text:insertion>
            <office:change-info>
              <dc:creator>Unknown Author</dc:creator>
              <dc:date>2018-08-25T18:42:20</dc:date>
            </office:change-info>
          </text:insertion>
        </text:changed-region>
        <text:changed-region xml:id="ct195960208" text:id="ct195960208">
          <text:deletion>
            <office:change-info>
              <dc:creator>Unknown Author</dc:creator>
              <dc:date>2018-08-25T18:42:35</dc:date>
            </office:change-info>
            <text:p text:style-name="P9">Al Bundle has created an OSGi enRoute application to watch his picture library. He created a small application bundle that contains the Angular [<text:bookmark-ref text:ref-name="__RefNumPara__3196_1208708432">Error: Reference source not found</text:bookmark-ref>] Javascript code, a JSON RPC facade for the Javascript, static pages, and the configuration. </text:p>
            <text:p text:style-name="Body">Since this application uses JSON RPC, it is necessary to configure the JSON RPC component. This component needs an HTTP alias, it has support to protect communications in an Angular JS specific way, and has a debug mode. Al therefore <text:s/>creates the following file in the bundle at <text:span text:style-name="Example">configuration/configuration.json</text:span>:</text:p>
            <text:p text:style-name="Code_20_Snipet">[{</text:p>
            <text:p text:style-name="Code_20_Snipet"><text:s text:c="4"/>"service.factoryPid":"osgi.web.jsonrpc",</text:p>
            <text:p text:style-name="Code_20_Snipet"><text:s text:c="4"/>"service.pid":"<text:span text:style-name="T4">jsonrpc</text:span>",</text:p>
            <text:p text:style-name="Code_20_Snipet"><text:s text:c="4"/>"alias":"/<text:span text:style-name="T4">jsonrpc</text:span>/2.0",</text:p>
            <text:p text:style-name="Code_20_Snipet"><text:s text:c="4"/>"angular":true,</text:p>
            <text:p text:style-name="Code_20_Snipet"><text:s text:c="4"/>"debug":true</text:p>
            <text:p text:style-name="Code_20_Snipet">}]</text:p>
            <text:p text:style-name="P9">This configuration is a factory. However, the service.pid is a logical PID. The Configurer will manage the configuration now and will ensure that if the photo app application is installed, there is at least one JSON RPC handler on the <text:span text:style-name="Example">/jsonrpc/2.0</text:span> URI.</text:p>
          </text:deletion>
        </text:changed-region>
        <text:changed-region xml:id="ct195962968" text:id="ct195962968">
          <text:insertion>
            <office:change-info>
              <dc:creator>Unknown Author</dc:creator>
              <dc:date>2018-08-25T18:42:57</dc:date>
            </office:change-info>
          </text:insertion>
        </text:changed-region>
        <text:changed-region xml:id="ct195960688" text:id="ct195960688">
          <text:insertion>
            <office:change-info>
              <dc:creator>Unknown Author</dc:creator>
              <dc:date>2018-09-19T09:38:28</dc:date>
            </office:change-info>
          </text:insertion>
        </text:changed-region>
        <text:changed-region xml:id="ct195960928" text:id="ct195960928">
          <text:deletion>
            <office:change-info>
              <dc:creator>Unknown Author</dc:creator>
              <dc:date>2018-08-25T18:46:42</dc:date>
            </office:change-info>
            <text:h text:style-name="P10" text:outline-level="2">Update</text:h>
          </text:deletion>
        </text:changed-region>
        <text:changed-region xml:id="ct195962848" text:id="ct195962848">
          <text:insertion>
            <office:change-info>
              <dc:creator>Unknown Author</dc:creator>
              <dc:date>2018-08-25T18:46:42</dc:date>
            </office:change-info>
          </text:insertion>
        </text:changed-region>
        <text:changed-region xml:id="ct195960448" text:id="ct195960448">
          <text:insertion>
            <office:change-info>
              <dc:creator>Unknown Author</dc:creator>
              <dc:date>2018-09-11T21:26:26</dc:date>
            </office:change-info>
          </text:insertion>
        </text:changed-region>
        <text:changed-region xml:id="ct195966328" text:id="ct195966328">
          <text:deletion>
            <office:change-info>
              <dc:creator>Unknown Author</dc:creator>
              <dc:date>2018-08-25T18:47:00</dc:date>
            </office:change-info>
            <text:p text:style-name="P11">Al Bundle uses Web Console to change the JSON RPC endpoint, he does not like the debug mode. A few days later he updates his application bundle. After the update, the debug flag is still false.</text:p>
          </text:deletion>
        </text:changed-region>
        <text:changed-region xml:id="ct195964048" text:id="ct195964048">
          <text:insertion>
            <office:change-info>
              <dc:creator>Unknown Author</dc:creator>
              <dc:date>2018-08-25T18:47:00</dc:date>
            </office:change-info>
          </text:insertion>
        </text:changed-region>
        <text:changed-region xml:id="ct195965968" text:id="ct195965968">
          <text:deletion>
            <office:change-info>
              <dc:creator>Unknown Author</dc:creator>
              <dc:date>2018-08-26T20:57:31</dc:date>
            </office:change-info>
            <text:list xml:id="list390856875" text:style-name="L1">
              <text:list-item>
                <text:p text:style-name="P12">G0010 – A solution that makes it possible to store configurations, either singleton or factory, in a bundle that are installed in Configuration Admin when that bundle is installed.</text:p>
              </text:list-item>
              <text:list-item>
                <text:p text:style-name="P13">G0020 – It must be possible to specify configurations in a system property</text:p>
              </text:list-item>
              <text:list-item>
                <text:p text:style-name="P13">G0030 – Factory configurations must be idempotent.</text:p>
              </text:list-item>
              <text:list-item>
                <text:p text:style-name="P13">G0040 – If the bundle that originated a configuration gets uninstalled then all its configurations must be deleted</text:p>
              </text:list-item>
              <text:list-item>
                <text:p text:style-name="P13">G0050 – If a bundle with configurations is updated then configurations that are already on the system must not be updated.</text:p>
              </text:list-item>
              <text:list-item>
                <text:p text:style-name="P13">G0060 – Developers must be able to indicate that a configuration must be forced updated, even if it already exists.</text:p>
              </text:list-item>
              <text:list-item>
                <text:p text:style-name="P13">G0065 – G0040-G0060 imply the need for configurations to have an update policy. The update policy must define how it interacts with the lifecycle of the bundle containing the configuration.</text:p>
              </text:list-item>
              <text:list-item>
                <text:p text:style-name="P13">G0070 – It must be possible to prevent the updating of a configuration by the runtime even the developer forced it.</text:p>
              </text:list-item>
              <text:list-item>
                <text:p text:style-name="P13">G0080 – It must be possible to include BLOBs in the configuration that are stored in the bundle but extracted to the file system. </text:p>
              </text:list-item>
              <text:list-item>
                <text:p text:style-name="P13">G0085 – BLOBs must always be updated on the file system to a different location than the previous version. This is too avoid open file lock issues on Windows file systems.</text:p>
              </text:list-item>
              <text:list-item>
                <text:p text:style-name="P13">G0090 – It must be possible to load configuration from the host bundle as well as all its fragments</text:p>
              </text:list-item>
              <text:list-item>
                <text:p text:style-name="P13">G0100 – If configurations are duplicated, the specification must define a proper order</text:p>
              </text:list-item>
              <text:list-item>
                <text:p text:style-name="P13">G0120 – The format used to store the configuration must be a human readable text file. It should be easy to read. </text:p>
                <text:list>
                  <text:list-item>
                    <text:p text:style-name="P13">(### YAML is quite popular, but JSON would be ok as well, XML … )</text:p>
                  </text:list-item>
                </text:list>
              </text:list-item>
              <text:list-item>
                <text:p text:style-name="P13">G0125 – The format must allow configuration keys to be typed. For example: “foo:Integer”:”1”.</text:p>
              </text:list-item>
              <text:list-item>
                <text:p text:style-name="P13">G0130 – The configurations must by default be usable by any bundle. That is the bundle location must be “?”</text:p>
              </text:list-item>
              <text:list-item>
                <text:p text:style-name="P13">G0140 – It must be possible to specify a specific bundle location for a configuration (### yes? Not sure.)</text:p>
              </text:list-item>
              <text:list-item>
                <text:p text:style-name="P13">G0150 – It must be possible to coordinate the settings of configurations.</text:p>
              </text:list-item>
              <text:list-item>
                <text:p text:style-name="P13">G0160 – If the Configurer starts up, it must set all configurations that are at installed bundles at that moment in a single coordination.</text:p>
              </text:list-item>
              <text:list-item>
                <text:p text:style-name="P13">G0170 – The solution should group settings inside a coordination as much as possible.</text:p>
              </text:list-item>
              <text:list-item>
                <text:p text:style-name="P13">G0180 – The solution must be able to purge configurations from uninstalled bundles even if it had not been active while they were uninstalled.</text:p>
              </text:list-item>
              <text:list-item>
                <text:p text:style-name="P13">G0190 – It must be possible in runtime to disable the configuration of a complete bundle or specific configurations.</text:p>
              </text:list-item>
              <text:list-item>
                <text:p text:style-name="P13">G0200 – If the Metatype of a configuration can be found then the configuration values must be converted to the indicated types before being set in Configuration Admin. </text:p>
              </text:list-item>
              <text:list-item>
                <text:p text:style-name="P13">G0210 – If no metatype is found for a configuration then the specification must prescribe the value types for the chosen text format if this format does not cover all possible Configuration types.</text:p>
              </text:list-item>
              <text:list-item>
                <text:p text:style-name="P13">G0220 – Any errors must be logged</text:p>
              </text:list-item>
              <text:list-item>
                <text:p text:style-name="P13">G0230 – It must be possible to specify the configuration in multiple bundle resources. The specification must define how to resolve conflicting configurations.</text:p>
              </text:list-item>
              <text:list-item>
                <text:p text:style-name="P13">G0240 – It must be possible to specify a profile system property that can select a part of a configuration file. This will allow the same bundle to be used in different settings.</text:p>
              </text:list-item>
              <text:list-item>
                <text:p text:style-name="P12">G0250 – It must be possible to use information from the local system, for example passwords, if permitted.</text:p>
              </text:list-item>
            </text:list>
          </text:deletion>
        </text:changed-region>
        <text:changed-region xml:id="ct195965848" text:id="ct195965848">
          <text:insertion>
            <office:change-info>
              <dc:creator>Unknown Author</dc:creator>
              <dc:date>2018-08-26T20:57:31</dc:date>
            </office:change-info>
          </text:insertion>
        </text:changed-region>
        <text:changed-region xml:id="ct195966088" text:id="ct195966088">
          <text:insertion>
            <office:change-info>
              <dc:creator>Unknown Author</dc:creator>
              <dc:date>2018-08-26T20:57:31</dc:date>
            </office:change-info>
          </text:insertion>
        </text:changed-region>
        <text:changed-region xml:id="ct195966208" text:id="ct195966208">
          <text:insertion>
            <office:change-info>
              <dc:creator>Unknown Author</dc:creator>
              <dc:date>2018-08-26T20:58:02</dc:date>
            </office:change-info>
          </text:insertion>
        </text:changed-region>
        <text:changed-region xml:id="ct195965608" text:id="ct195965608">
          <text:insertion>
            <office:change-info>
              <dc:creator>Unknown Author</dc:creator>
              <dc:date>2018-09-11T21:41:03</dc:date>
            </office:change-info>
          </text:insertion>
        </text:changed-region>
        <text:changed-region xml:id="ct195963928" text:id="ct195963928">
          <text:insertion>
            <office:change-info>
              <dc:creator>Unknown Author</dc:creator>
              <dc:date>2018-09-19T11:01:19</dc:date>
            </office:change-info>
          </text:insertion>
        </text:changed-region>
        <text:changed-region xml:id="ct195967408" text:id="ct195967408">
          <text:insertion>
            <office:change-info>
              <dc:creator>Unknown Author</dc:creator>
              <dc:date>2018-09-19T10:50:00</dc:date>
            </office:change-info>
          </text:insertion>
        </text:changed-region>
        <text:changed-region xml:id="ct195967648" text:id="ct195967648">
          <text:insertion>
            <office:change-info>
              <dc:creator>Unknown Author</dc:creator>
              <dc:date>2018-09-19T10:50:00</dc:date>
            </office:change-info>
          </text:insertion>
        </text:changed-region>
        <text:changed-region xml:id="ct195967528" text:id="ct195967528">
          <text:insertion>
            <office:change-info>
              <dc:creator>Unknown Author</dc:creator>
              <dc:date>2018-09-19T10:51:06</dc:date>
            </office:change-info>
          </text:insertion>
        </text:changed-region>
        <text:changed-region xml:id="ct195964168" text:id="ct195964168">
          <text:deletion>
            <office:change-info>
              <dc:creator>Unknown Author</dc:creator>
              <dc:date>2018-08-26T20:57:11</dc:date>
            </office:change-info>
            <text:list xml:id="list143906699141433" text:continue-numbering="true" text:style-name="L1">
              <text:list-item>
                <text:list>
                  <text:list-item>
                    <text:list>
                      <text:list-header>
                        <text:h text:style-name="P14" text:outline-level="3">Configuration Admin</text:h>
                      </text:list-header>
                    </text:list>
                  </text:list-item>
                </text:list>
              </text:list-item>
            </text:list>
            <text:p text:style-name="Body">C0010 – It must be possible to specify the service.pid value when creating a factory configuration. This implies the need for a get_or_create factory configuration method in ConfigurationAdmin.</text:p>
          </text:deletion>
        </text:changed-region>
        <text:changed-region xml:id="ct195965728" text:id="ct195965728">
          <text:deletion>
            <office:change-info>
              <dc:creator>Unknown Author</dc:creator>
              <dc:date>2018-08-26T20:57:03</dc:date>
            </office:change-info>
            <text:list xml:id="list143908357232376" text:continue-numbering="true" text:style-name="L1">
              <text:list-header>
                <text:p text:style-name="P15"><text:a xlink:type="simple" xlink:href="http://felix.apache.org/site/apache-felix-file-install.html" text:style-name="Internet_20_link" text:visited-style-name="Visited_20_Internet_20_Link">http://felix.apache.org/site/apache-felix-file-install.html</text:a></text:p>
              </text:list-header>
              <text:list-item>
                <text:p text:style-name="P15"><text:bookmark-start text:name="__RefNumPara__3062_1208708432111111111111111111111111111111111111111111111111111111111111111111111111111111111111111111111111111111111111111111111111111111111111111111111111111111111111111111111111111111111111111111111111111111111111111111111111111111111111111111111"/><text:a xlink:type="simple" xlink:href="http://enroute.osgi.org/services/osgi.enroute.configurer.api.html" text:style-name="Internet_20_link" text:visited-style-name="Visited_20_Internet_20_Link">http://enroute.osgi.org/services/osgi.enroute.configurer.api.html</text:a><text:bookmark-end text:name="__RefNumPara__3062_1208708432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5"><text:bookmark-start text:name="__RefNumPara__3106_1208708432111111111111111111111111111111111111111111111111111111111111111111111111111111111111111111111111111111111111111111111111111111111111111111111111111111111111111111111111111111111111111111111111111111111111111111111111111111111111111111111"/><text:a xlink:type="simple" xlink:href="http://jpm4j.org/#!/p/osgi/biz.aQute.bndlib" text:style-name="Internet_20_link" text:visited-style-name="Visited_20_Internet_20_Link">http://jpm4j.org/#!/p/osgi/biz.aQute.bndlib</text:a><text:bookmark-end text:name="__RefNumPara__3106_1208708432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5"><text:bookmark-start text:name="__RefNumPara__3196_1208708432111111111111111111111111111111111111111111111111111111111111111111111111111111111111111111111111111111111111111111111111111111111111111111111111111111111111111111111111111111111111111111111111111111111111111111111111111111111111111111111"/>https://angularjs.org/<text:bookmark-end text:name="__RefNumPara__3196_1208708432111111111111111111111111111111111111111111111111111111111111111111111111111111111111111111111111111111111111111111111111111111111111111111111111111111111111111111111111111111111111111111111111111111111111111111111111111111111111111111111"/></text:p>
              </text:list-item>
            </text:list>
          </text:deletion>
        </text:changed-region>
        <text:changed-region xml:id="ct195966688" text:id="ct195966688">
          <text:deletion>
            <office:change-info>
              <dc:creator>Unknown Author</dc:creator>
              <dc:date>2018-08-26T20:55:58</dc:date>
            </office:change-info>
            <text:p text:style-name="P16">Peter Kriens</text:p>
          </text:deletion>
        </text:changed-region>
        <text:changed-region xml:id="ct195964408" text:id="ct195964408">
          <text:insertion>
            <office:change-info>
              <dc:creator>Unknown Author</dc:creator>
              <dc:date>2018-08-26T20:55:58</dc:date>
            </office:change-info>
          </text:insertion>
        </text:changed-region>
        <text:changed-region xml:id="ct195965008" text:id="ct195965008">
          <text:insertion>
            <office:change-info>
              <dc:creator>Unknown Author</dc:creator>
              <dc:date>2018-08-26T20:56:00</dc:date>
            </office:change-info>
          </text:insertion>
        </text:changed-region>
        <text:changed-region xml:id="ct195966568" text:id="ct195966568">
          <text:deletion>
            <office:change-info>
              <dc:creator>Unknown Author</dc:creator>
              <dc:date>2018-08-26T20:56:03</dc:date>
            </office:change-info>
            <text:p text:style-name="P16">aQute</text:p>
          </text:deletion>
        </text:changed-region>
        <text:changed-region xml:id="ct195964528" text:id="ct195964528">
          <text:insertion>
            <office:change-info>
              <dc:creator>Unknown Author</dc:creator>
              <dc:date>2018-08-26T20:56:03</dc:date>
            </office:change-info>
          </text:insertion>
        </text:changed-region>
        <text:changed-region xml:id="ct195965368" text:id="ct195965368">
          <text:deletion>
            <office:change-info>
              <dc:creator>Unknown Author</dc:creator>
              <dc:date>2018-08-26T20:56:22</dc:date>
            </office:change-info>
            <text:p text:style-name="P16">9c, Avenue St. Drezery</text:p>
          </text:deletion>
        </text:changed-region>
        <text:changed-region xml:id="ct195964648" text:id="ct195964648">
          <text:insertion>
            <office:change-info>
              <dc:creator>Unknown Author</dc:creator>
              <dc:date>2018-08-26T20:56:22</dc:date>
            </office:change-info>
          </text:insertion>
        </text:changed-region>
        <text:changed-region xml:id="ct195967168" text:id="ct195967168">
          <text:deletion>
            <office:change-info>
              <dc:creator>Unknown Author</dc:creator>
              <dc:date>2018-08-26T20:56:41</dc:date>
            </office:change-info>
            <text:p text:style-name="P17">3 467542167</text:p>
          </text:deletion>
        </text:changed-region>
        <text:changed-region xml:id="ct195966448" text:id="ct195966448">
          <text:insertion>
            <office:change-info>
              <dc:creator>Unknown Author</dc:creator>
              <dc:date>2018-08-26T20:56:41</dc:date>
            </office:change-info>
          </text:insertion>
        </text:changed-region>
        <text:changed-region xml:id="ct195966808" text:id="ct195966808">
          <text:deletion>
            <office:change-info>
              <dc:creator>Unknown Author</dc:creator>
              <dc:date>2018-08-26T20:56:48</dc:date>
            </office:change-info>
            <text:p text:style-name="P18">Peter.kriens@aQute.biz</text:p>
          </text:deletion>
        </text:changed-region>
        <text:changed-region xml:id="ct195966928" text:id="ct195966928">
          <text:insertion>
            <office:change-info>
              <dc:creator>Unknown Author</dc:creator>
              <dc:date>2018-08-26T20:56: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3" draw:name="graphics1" text:anchor-type="paragraph" svg:width="7in" svg:height="3.1075in" draw:z-index="0"><draw:image xlink:href="Pictures/1000020100000427000001D8F15A104ED15BFC5C.png" xlink:type="simple" xlink:show="embed" xlink:actuate="onLoad" loext:mime-type="image/png"/></draw:frame></text:p>
      <text:p text:style-name="Document_20_Title"><text:user-defined style:data-style-name="N0" text:name="RFP Title">RFP-193-Condition-Service</text:user-defined></text:p>
      <text:p text:style-name="Document_20_Title"><text:span text:style-name="T18">Final<text:line-break/><text:line-break/></text:span><text:span text:style-name="T18"><text:page-count style:num-format="1">7</text:page-count></text:span><text:span text:style-name="T18"> Pages</text:span></text:p>
      <text:p text:style-name="P21">Abstract</text:p>
      <text:p text:style-name="P1"><text:change text:change-id="ct195984928"/><text:change-start text:change-id="ct195986848"/>Declarative Services provide a nice and powerful <text:change-end text:change-id="ct195986848"/><text:change-start text:change-id="ct195985528"/>method to give activation conditions for a Service or Component. The <text:span text:style-name="T23">Condition</text:span> Service attempts to extend this<text:change-end text:change-id="ct195985528"/><text:change-start text:change-id="ct195983968"/>, in order to support more complex scenarios, that can’t be handled by the current mechanism.<text:change-end text:change-id="ct195983968"/></text:p>
      <text:h text:style-name="P67" text:outline-level="1" text:restart-numbering="true" text:start-value="-1">Document Information</text:h>
      <text:h text:style-name="P7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0">0 <text:s/>Document Information<text:tab/>2</text:p>
          <text:p text:style-name="P48">0.1 <text:s/>Table of Contents<text:tab/>2</text:p>
          <text:p text:style-name="P48">0.2 <text:s/>Terminology and Document Conventions<text:tab/>2</text:p>
          <text:p text:style-name="P48">0.3 <text:s/>Revision History<text:tab/>3</text:p>
          <text:p text:style-name="P50">1 <text:s/>Introduction<text:tab/>3</text:p>
          <text:p text:style-name="P50">2 <text:s/>Application Domain<text:tab/>3</text:p>
          <text:p text:style-name="P48">2.1 <text:s/>Terminology + Abbreviations<text:tab/>3</text:p>
          <text:p text:style-name="P49">2.1.1 <text:s/>Activation Conditions<text:tab/>4</text:p>
          <text:p text:style-name="P50">3 <text:s/>Problem Description<text:tab/>4</text:p>
          <text:p text:style-name="P50">4 <text:s/>Use Cases<text:tab/>4</text:p>
          <text:p text:style-name="P48">4.1 <text:s/>Service unavailable<text:tab/>4</text:p>
          <text:p text:style-name="P48">4.2 <text:s/>Conditions are only known at configuration but not at development time<text:tab/>5</text:p>
          <text:p text:style-name="P48">4.3 <text:s text:c="2"/>Service injections after activate was called<text:tab/>5</text:p>
          <text:p text:style-name="P50">5 <text:s/>Requirements<text:tab/>5</text:p>
          <text:p text:style-name="P49">5.1.1 <text:s/>General<text:tab/>5</text:p>
          <text:p text:style-name="P50">6 <text:s/>Document Support<text:tab/>5</text:p>
          <text:p text:style-name="P48">6.1 <text:s/>References<text:tab/>5</text:p>
          <text:p text:style-name="P48">6.2 <text:s/>Author’s Address<text:tab/>6</text:p>
          <text:p text:style-name="P48">6.3 <text:s/>End of Document<text:tab/>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19">Source code is shown in this typeface</text:span>.</text:p>
      <text:h text:style-name="Heading_20_2" text:outline-level="2"><text:soft-page-break/>Revision History</text:h>
      <text:p text:style-name="P3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6">Revision</text:p>
            </table:table-cell>
            <table:table-cell table:style-name="Table1.A1" office:value-type="string">
              <text:p text:style-name="P46">Date</text:p>
            </table:table-cell>
            <table:table-cell table:style-name="Table1.C1" office:value-type="string">
              <text:p text:style-name="P46">Comments</text:p>
            </table:table-cell>
          </table:table-row>
        </table:table-header-rows>
        <table:table-row table:style-name="Table1.2">
          <table:table-cell table:style-name="Table1.A1" office:value-type="string">
            <text:p text:style-name="P26">Initial</text:p>
          </table:table-cell>
          <table:table-cell table:style-name="Table1.A1" office:value-type="string">
            <text:p text:style-name="P2"><text:change text:change-id="ct195985768"/><text:change-start text:change-id="ct195985048"/>25.08.2018<text:change-end text:change-id="ct195985048"/></text:p>
          </table:table-cell>
          <table:table-cell table:style-name="Table1.C1" office:value-type="string">
            <text:p text:style-name="P23">Initial</text:p>
            <text:p text:style-name="P2"><text:change text:change-id="ct195983128"/><text:change-start text:change-id="ct195983728"/>Jürgen Albert<text:change-end text:change-id="ct195983728"/></text:p>
          </table:table-cell>
        </table:table-row>
        <table:table-row table:style-name="Table1.3">
          <table:table-cell table:style-name="Table1.A3" office:value-type="string">
            <text:p text:style-name="P27">V01</text:p>
          </table:table-cell>
          <table:table-cell table:style-name="Table1.A3" office:value-type="string">
            <text:p text:style-name="P24">28.01.2019</text:p>
          </table:table-cell>
          <table:table-cell table:style-name="Table1.C3" office:value-type="string">
            <text:p text:style-name="P24">Renamed to Condition Services<text:line-break/>Rework of the Requirements</text:p>
            <text:p text:style-name="P54">Jürgen Albert</text:p>
          </table:table-cell>
        </table:table-row>
        <table:table-row table:style-name="Table1.3">
          <table:table-cell table:style-name="Table1.A3" office:value-type="string">
            <text:p text:style-name="P55">V02</text:p>
          </table:table-cell>
          <table:table-cell table:style-name="Table1.A3" office:value-type="string">
            <text:p text:style-name="P53">18.02.2019</text:p>
          </table:table-cell>
          <table:table-cell table:style-name="Table1.C3" office:value-type="string">
            <text:p text:style-name="P53">Changes as discussed during the F2F in Berlin</text:p>
            <text:p text:style-name="P54">Jürgen Albert</text:p>
          </table:table-cell>
        </table:table-row>
      </table:table>
      <text:p text:style-name="Body"/>
      <text:h text:style-name="Heading_20_1" text:outline-level="1">Introduction</text:h>
      <text:p text:style-name="P3"><text:change text:change-id="ct195989008"/><text:change-start text:change-id="ct195990328"/>Declarative Services are a comfortable and powerful tool <text:change-end text:change-id="ct195990328"/><text:change-start text:change-id="ct195989848"/>with which managing the lifecycle of your services <text:change-end text:change-id="ct195989848"/><text:span text:style-name="T23">is </text:span><text:change-start text:change-id="ct195989248"/><text:span text:style-name="T23">e</text:span>asy and comfortable. The ability to define dependencies to other services to<text:change-end text:change-id="ct195989248"/><text:change-start text:change-id="ct195990448"/>gether with target filters and cardinalities, make it unmatched by most other comparable mechanisms.<text:change-end text:change-id="ct195990448"/><text:change-start text:change-id="ct195990208"/> <text:change-end text:change-id="ct195990208"/><text:change-start text:change-id="ct195989368"/><text:span text:style-name="T17">Unfortunately the possibilities </text:span><text:change-end text:change-id="ct195989368"/><text:change-start text:change-id="ct195990088"/><text:span text:style-name="T17">to set conditions, under which DS should activate or deactivate a Component are limited. Thus this RFP will explore an extension to DS allowing </text:span><text:change-end text:change-id="ct195990088"/><text:change-start text:change-id="ct195987808"/><text:span text:style-name="T17">for more complex scenarios.</text:span><text:change-end text:change-id="ct195987808"/></text:p>
      <text:h text:style-name="Heading_20_1" text:outline-level="1">Application Domain</text:h>
      <text:p text:style-name="P36"><text:change text:change-id="ct195987928"/><text:change-start text:change-id="ct195987568"/><text:span text:style-name="T2">Components have a clearly defined Lifecycle</text:span><text:change-end text:change-id="ct195987568"/><text:change-start text:change-id="ct195988048"/><text:span text:style-name="T2">. </text:span><text:span text:style-name="T12">Unfortunately t</text:span><text:span text:style-name="T2">he conditions when a component should be activ</text:span><text:span text:style-name="T10">at</text:span><text:span text:style-name="T2">ed</text:span><text:change-end text:change-id="ct195988048"/><text:change-start text:change-id="ct195987088"/><text:span text:style-name="T2"> </text:span><text:span text:style-name="T10">and eventually registered as a service, can be more complex then the general ava</text:span><text:change-end text:change-id="ct195987088"/><text:change-start text:change-id="ct195988168"/><text:span text:style-name="T10">ilability of the directly used services. </text:span><text:span text:style-name="T11">Thus a Mechanism would be useful to allow a more precise and complex definition of conditions surrounding the Lifecycle of a Component</text:span><text:span text:style-name="T10"> </text:span><text:change-end text:change-id="ct195988168"/></text:p>
      <text:h text:style-name="Heading_20_2" text:outline-level="2"><text:soft-page-break/>Terminology + Abbreviations <text:change-start text:change-id="ct195992248"/></text:h>
      <text:p text:style-name="Body"/>
      <text:h text:style-name="P69" text:outline-level="3"><text:change-end text:change-id="ct195992248"/><text:change-start text:change-id="ct195962128"/>Conditions</text:h>
      <text:p text:style-name="P9">DS purely depends on <text:change-end text:change-id="ct195962128"/><text:change-start text:change-id="ct195963568"/>References and there provided conditions to <text:span text:style-name="T21">determine</text:span> <text:change-end text:change-id="ct195963568"/><text:change-start text:change-id="ct195961288"/>if a component can be activated. <text:change-end text:change-id="ct195961288"/><text:change-start text:change-id="ct195960328"/><text:s text:c="2"/>Conditions should set<text:change-end text:change-id="ct195960328"/><text:change-start text:change-id="ct195960808"/> <text:span text:style-name="T22">of</text:span><text:change-end text:change-id="ct195960808"/><text:change-start text:change-id="ct195962488"/> rules that gives DS, <text:span text:style-name="T22">CDI or Services</text:span> a clue, when a component <text:span text:style-name="T22">can</text:span> be <text:span text:style-name="T22">enabled </text:span>or <text:span text:style-name="T22">disabled</text:span> that are independent of the references a service requires.<text:change-end text:change-id="ct195962488"/><text:change-start text:change-id="ct195988288"/></text:p>
      <text:p text:style-name="P39"><text:change-end text:change-id="ct195988288"/><text:change-start text:change-id="ct195986968"/></text:p>
      <text:p text:style-name="P9"><text:change-end text:change-id="ct195986968"/></text:p>
      <text:h text:style-name="Heading_20_1" text:outline-level="1">Problem Description</text:h>
      <text:p text:style-name="P31"><text:change-start text:change-id="ct195991168"/>Services and Components are a great way, to represent processes in the real world or more artificial things like business processes. </text:p>
      <text:p text:style-name="P38"><text:span text:style-name="T7">D</text:span><text:span text:style-name="T2">S </text:span><text:span text:style-name="T16">already</text:span><text:span text:style-name="T2"> allows the developers to define a </text:span><text:span text:style-name="T13">Car</text:span><text:change-end text:change-id="ct195991168"/><text:span text:style-name="T14">di</text:span><text:change-start text:change-id="ct195990808"/><text:span text:style-name="T13">nality</text:span><text:span text:style-name="T2"> to each service reference, that gives clues, when a service should be activated and deactivated. The Configuration Admin extends this capability, so target filters can be assigned at configuration time. Additionally the amount of services to inject, can be specified more precisely then in the component xml or with the Annotations. </text:span></text:p>
      <text:p text:style-name="P7"><text:change-end text:change-id="ct195990808"/><text:change text:change-id="ct195991408"/><text:change-start text:change-id="ct195991528"/><text:span text:style-name="T2">This RFP will explore the </text:span><text:span text:style-name="T13">Use cases</text:span><text:span text:style-name="T2"> </text:span><text:span text:style-name="T8">that exceed the </text:span><text:span text:style-name="T11">possibilities</text:span><text:span text:style-name="T8"> DS gives the developer. </text:span><text:span text:style-name="T9">The mechanism is not </text:span><text:span text:style-name="T11">necessarily</text:span><text:span text:style-name="T9"> in the direct domain of DS, but can be picked up by it. </text:span><text:change-end text:change-id="ct195991528"/><text:change-start text:change-id="ct195991648"/></text:p>
      <text:p text:style-name="P40"><text:span text:style-name="T9">A</text:span><text:span text:style-name="T2">ll the </text:span><text:change-end text:change-id="ct195991648"/><text:change-start text:change-id="ct195991768"/><text:span text:style-name="T13">Use cases</text:span><text:change-end text:change-id="ct195991768"/><text:change-start text:change-id="ct195992368"/><text:span text:style-name="T2"> that will follow, can be achieved somehow by using e.g. DS to activate a Component, that than uses Servicetrackers, to </text:span><text:change-end text:change-id="ct195992368"/><text:change-start text:change-id="ct195961648"/><text:span text:style-name="T2">check if the special needs are fulfilled. </text:span><text:change-end text:change-id="ct195961648"/><text:change-start text:change-id="ct195961048"/><text:span text:style-name="T2">This is often uncomfortable, and the principle is usually the same. </text:span><text:change-end text:change-id="ct195961048"/></text:p>
      <text:h text:style-name="Heading_20_1" text:outline-level="1">Use Cases</text:h>
      <text:h text:style-name="P8" text:outline-level="2"><text:change text:change-id="ct195962008"/><text:change-start text:change-id="ct195963688"/>Service unavailable<text:change-end text:change-id="ct195963688"/></text:h>
      <text:p text:style-name="P9"><text:change text:change-id="ct195960208"/><text:span text:style-name="T30">Anton</text:span><text:change-start text:change-id="ct195962968"/> <text:change-end text:change-id="ct195962968"/><text:span text:style-name="T29">Develops a system, that is a on premise solution that a customer installs via Docker. Every installation specific configuration will be handled via a webfrontend after the first start. The system supports a couple of </text:span><text:soft-page-break/><text:span text:style-name="T29">different login mechanisms, that utilize servlet filters. As long as no login filter is registered a default login filter must be available and only if no other login service is registered.</text:span><text:change-start text:change-id="ct195960688"/></text:p>
      <text:p text:style-name="P41"><text:change-end text:change-id="ct195960688"/></text:p>
      <text:h text:style-name="P10" text:outline-level="2"><text:change text:change-id="ct195960928"/><text:change-start text:change-id="ct195962848"/>Conditions are only known at <text:change-end text:change-id="ct195962848"/><text:change-start text:change-id="ct195960448"/><text:span text:style-name="T20">configuration but not at development time</text:span><text:change-end text:change-id="ct195960448"/></text:h>
      <text:p text:style-name="P35"><text:change text:change-id="ct195966328"/><text:span text:style-name="T30">Betty</text:span><text:change-start text:change-id="ct195964048"/> develops <text:change-end text:change-id="ct195964048"/><text:span text:style-name="T23">a Service that handles billing in a Webshop. The service consumes other services with the IBillingProvider Interface, that is available in a couple of implementations for e.g. Debit, VISA and PayPal. The Webshop is home to different tenents, which get the allowed billing services according to his individual payment plan. Thus Bettys Services will be configured at runtime according to the tenants account and must be activated only when e.g. the VISA and Debit is available.</text:span></text:p>
      <text:h text:style-name="P75" text:outline-level="2">Common indirect preconditions </text:h>
      <text:p text:style-name="P42"><text:span text:style-name="T30">Carl</text:span> develops an RCP Application, where a lot of its components indirectly depend on the availability of the ExtensionRegistry and SWTApplication. He wants that his components only get enabled and activated, when this services are up and running.</text:p>
      <text:h text:style-name="P76" text:outline-level="2">ConfigurationPlugins for Config<text:span text:style-name="T30">uration</text:span>Admin</text:h>
      <text:p text:style-name="P43">Dorothy has a Configration Plugin for the ConfigurationAdmin, that sets certain passwords from a secure storage to internal configurations. In order to make her System work, she must make sure, that the ConfigurationAdmin waits to apply her configurations until her Plugin is registered. </text:p>
      <text:p text:style-name="P43"/>
      <text:h text:style-name="Heading_20_1" text:outline-level="1">Requirements</text:h>
      <text:h text:style-name="Heading_20_3" text:outline-level="3">General</text:h>
      <text:list xml:id="list143907654869246" text:continue-numbering="true" text:style-name="L1">
        <text:list-item>
          <text:p text:style-name="P60">G010 – It <text:span text:style-name="T33">MUST</text:span> provide a marker service that can be used as a mandatory injecte for any component. </text:p>
        </text:list-item>
        <text:list-item>
          <text:p text:style-name="P60">G020 – Everybody must be able to register its own <text:span text:style-name="T24">Condition</text:span>.</text:p>
        </text:list-item>
        <text:list-item>
          <text:p text:style-name="P60">G030 – There MUST always be a registered True <text:span text:style-name="T35">C</text:span>ondition.</text:p>
        </text:list-item>
        <text:list-item>
          <text:p text:style-name="P60">G040 – Every registered Condition <text:span text:style-name="T35">MUST</text:span> have a <text:span text:style-name="T35">persistent identifying</text:span> property, that can be targeted <text:span text:style-name="T24">by other components</text:span>. </text:p>
        </text:list-item>
        <text:list-item>
          <text:p text:style-name="P61">G060 - The Condition must be <text:span text:style-name="T24">s</text:span>upported in all injection models. </text:p>
        </text:list-item>
        <text:list-item>
          <text:p text:style-name="P62">G070 – The state of <text:span text:style-name="T35">C</text:span>ondition and its changes MUST be observable.</text:p>
        </text:list-item>
      </text:list>
      <text:h text:style-name="P70" text:outline-level="3"><text:soft-page-break/>Configuration <text:span text:style-name="T30">of Conditions</text:span></text:h>
      <text:list xml:id="list143908302357446" text:continue-numbering="true" text:style-name="L1">
        <text:list-item>
          <text:p text:style-name="P63">C010 – The Solution MUST provide a mechanism to create <text:span text:style-name="T36">and program </text:span>conditions via configurat<text:span text:style-name="T33">i</text:span>on.</text:p>
        </text:list-item>
        <text:list-item>
          <text:p text:style-name="P12"><text:change text:change-id="ct195965968"/><text:span text:style-name="T24">C</text:span><text:change-start text:change-id="ct195965848"/>0<text:change-end text:change-id="ct195965848"/><text:span text:style-name="T24">2</text:span><text:change-start text:change-id="ct195966088"/>0 – It <text:span text:style-name="T21">MUST</text:span> <text:change-end text:change-id="ct195966088"/><text:span text:style-name="T36">define a domain specific language to program Conditions</text:span><text:change-start text:change-id="ct195966208"/><text:span text:style-name="T36">. </text:span><text:change-end text:change-id="ct195966208"/><text:span text:style-name="T36">It must support boolean logic and cardinality.</text:span></text:p>
        </text:list-item>
        <text:list-item>
          <text:p text:style-name="P59"><text:span text:style-name="T24">C</text:span>0<text:span text:style-name="T36">3</text:span>0 – <text:span text:style-name="T34">The configurable component MUST provide a DTO showing the state of its requirements. </text:span><text:change-start text:change-id="ct195965608"/></text:p>
        </text:list-item>
      </text:list>
      <text:h text:style-name="P70" text:outline-level="3"><text:change-end text:change-id="ct195965608"/>Declarative Services<text:change-start text:change-id="ct195963928"/></text:h>
      <text:list xml:id="list143907088252777" text:continue-numbering="true" text:style-name="L1">
        <text:list-item>
          <text:p text:style-name="P63"><text:change-end text:change-id="ct195963928"/>DS010 – DS MUST support a mechanism <text:span text:style-name="T36">to bind the enablement of a component to a</text:span> Condition<text:span text:style-name="T36">.</text:span><text:change-start text:change-id="ct195967408"/></text:p>
        </text:list-item>
        <text:list-item>
          <text:p text:style-name="P64"><text:change-end text:change-id="ct195967408"/><text:span text:style-name="T24">DS020 - </text:span><text:change-start text:change-id="ct195967648"/>Every DS Component by default <text:change-end text:change-id="ct195967648"/><text:change-start text:change-id="ct195967528"/>must depend on the True Condition<text:change-end text:change-id="ct195967528"/> <text:span text:style-name="T24">of G030.</text:span></text:p>
        </text:list-item>
        <text:list-item>
          <text:p text:style-name="P65"><text:span text:style-name="T24">D</text:span>S0<text:span text:style-name="T38">3</text:span>0 – <text:span text:style-name="T37">CDI MUST meet the Requrements DS010 and DS020 </text:span><text:change text:change-id="ct195964168"/><text:span text:style-name="T37">as well. <text:s/></text:span></text:p>
        </text:list-item>
      </text:list>
      <text:h text:style-name="Heading_20_1" text:outline-level="1">Document Support</text:h>
      <text:h text:style-name="Heading_20_2" text:outline-level="2">References</text:h>
      <text:list xml:id="list311159090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51">Software Requirements &amp; Specifications. Michael Jackson. ISBN 0-201-87712-0</text:p>
        </text:list-item>
      </text:list>
      <text:list xml:id="list143907337221964" text:continue-list="list143907088252777" text:style-name="L1">
        <text:list-header>
          <text:p text:style-name="P15"><text:change text:change-id="ct195965728"/><text:a xlink:type="simple" xlink:href="http://felix.apache.org/site/apache-felix-file-install.html" text:style-name="Internet_20_link" text:visited-style-name="Visited_20_Internet_20_Link"/></text:p>
        </text:list-header>
      </text:list>
      <text:p text:style-name="P4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7">Name</text:p>
          </table:table-cell>
          <table:table-cell table:style-name="Table2.B1" office:value-type="string">
            <text:p text:style-name="P16"><text:change text:change-id="ct195966688"/><text:change-start text:change-id="ct195964408"/>Jürgen Albe<text:change-end text:change-id="ct195964408"/><text:change-start text:change-id="ct195965008"/>rt<text:change-end text:change-id="ct195965008"/></text:p>
          </table:table-cell>
        </table:table-row>
        <table:table-row table:style-name="Table2.1">
          <table:table-cell table:style-name="Table2.A1" office:value-type="string">
            <text:p text:style-name="P17">Company</text:p>
          </table:table-cell>
          <table:table-cell table:style-name="Table2.B1" office:value-type="string">
            <text:p text:style-name="P16"><text:change text:change-id="ct195966568"/><text:change-start text:change-id="ct195964528"/>Data In Motion Consulting GmbH<text:change-end text:change-id="ct195964528"/></text:p>
          </table:table-cell>
        </table:table-row>
        <table:table-row table:style-name="Table2.1">
          <table:table-cell table:style-name="Table2.A1" office:value-type="string">
            <text:p text:style-name="P17">Address</text:p>
          </table:table-cell>
          <table:table-cell table:style-name="Table2.B1" office:value-type="string">
            <text:p text:style-name="P16"><text:change text:change-id="ct195965368"/><text:change-start text:change-id="ct195964648"/>Kahlaische Str. 4, 07743 Jena, Germany<text:change-end text:change-id="ct195964648"/></text:p>
          </table:table-cell>
        </table:table-row>
        <table:table-row table:style-name="Table2.1">
          <table:table-cell table:style-name="Table2.A1" office:value-type="string">
            <text:p text:style-name="P17">Voice</text:p>
          </table:table-cell>
          <table:table-cell table:style-name="Table2.B1" office:value-type="string">
            <text:p text:style-name="P17">+<text:change text:change-id="ct195967168"/><text:span text:style-name="T31">4</text:span><text:change-start text:change-id="ct195966448"/><text:span text:style-name="T31">9 1577 2521634</text:span><text:change-end text:change-id="ct195966448"/></text:p>
          </table:table-cell>
        </table:table-row>
        <table:table-row table:style-name="Table2.1">
          <table:table-cell table:style-name="Table2.A1" office:value-type="string">
            <text:p text:style-name="P26">e-mail</text:p>
          </table:table-cell>
          <table:table-cell table:style-name="Table2.B1" office:value-type="string">
            <text:p text:style-name="P18"><text:change text:change-id="ct195966808"/><text:change-start text:change-id="ct195966928"/>j.albert@data-in-motion.biz<text:change-end text:change-id="ct195966928"/></text:p>
          </table:table-cell>
        </table:table-row>
        <table:table-row table:style-name="Table2.1">
          <table:table-cell table:style-name="Table2.A6" office:value-type="string">
            <text:p text:style-name="P26"/>
          </table:table-cell>
          <table:table-cell table:style-name="Table2.B6" office:value-type="string">
            <text:p text:style-name="P26"/>
          </table:table-cell>
        </table:table-row>
      </table:table>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0.3937in" fo:margin-right="0in" fo:margin-top="0in" fo:margin-bottom="0in" loext:contextual-spacing="false" fo:text-align="start" style:justify-single-word="false" fo:text-indent="0in"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6"><draw:image xlink:href="Pictures/1000020100000427000001D8F15A104ED15BFC5C.png" xlink:type="simple" xlink:show="embed" xlink:actuate="onLoad" loext:mime-type="image/png"/></draw:frame><text:tab/><text:user-defined style:data-style-name="N0" text:name="RFP Title">RFP-193-Condition-Service</text:user-defined><text:tab/>Page <text:page-number text:select-page="current">6</text:page-number><text:s/>of <text:page-count style:num-format="1">7</text:page-count></text:p>
        <text:p text:style-name="Header"/>
        <text:p text:style-name="Header"><text:tab/>Draft<text:tab/><text:modification-date style:data-style-name="N76">February 20, 2019</text:modification-date></text:p>
      </style:header>
      <style:footer>
        <text:p text:style-name="Footer">Copyright © <text:user-defined style:data-style-name="N0" text:name="Company">OSGi Alliance</text:user-defined><text:s text:c="2"/><text:modification-date style:data-style-name="N121">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21">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meta:creation-date>2014-11-24T08:46:41</meta:creation-date>
    <meta:editing-cycles>50</meta:editing-cycles>
    <meta:editing-duration>PT20H28M37S</meta:editing-duration>
    <meta:initial-creator>Peter Kriens</meta:initial-creator>
    <dc:date>2019-02-20T14:39:06.080000000</dc:date>
    <meta:document-statistic meta:table-count="2" meta:image-count="3" meta:object-count="0" meta:page-count="7" meta:paragraph-count="105" meta:word-count="1135" meta:character-count="7128" meta:non-whitespace-character-count="6084"/>
    <meta:user-defined meta:name="Company">OSGi Alliance</meta:user-defined>
    <meta:user-defined meta:name="Info 3"/>
    <meta:user-defined meta:name="Info 4"/>
    <meta:user-defined meta:name="RFP Title">RFP-193-Condition-Service</meta:user-defined>
  </office:meta>
</office:document-meta>
</file>